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24292e" style:font-name="apple-system" fo:letter-spacing="normal" fo:font-style="normal" fo:font-weight="normal"/>
    </style:style>
    <style:style style:name="P2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normal"/>
    </style:style>
    <style:style style:name="P3" style:family="paragraph" style:parent-style-name="Heading_20_4">
      <style:paragraph-properties fo:margin-left="0cm" fo:margin-right="0cm" fo:margin-top="0.635cm" fo:margin-bottom="0.423cm" loext:contextual-spacing="false" fo:line-height="125%" fo:orphans="2" fo:widows="2" fo:text-indent="0cm" style:auto-text-indent="false"/>
    </style:style>
    <style:style style:name="P4" style:family="paragraph" style:parent-style-name="Heading_20_4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24292e" fo:letter-spacing="normal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7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fo:letter-spacing="normal"/>
    </style:style>
    <style:style style:name="P8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9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6a737d" style:font-name="SFMono-Regular" fo:font-size="9.75pt" fo:letter-spacing="normal" fo:font-style="normal" fo:font-weight="normal"/>
    </style:style>
    <style:style style:name="P10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d73a49" style:font-name="SFMono-Regular" fo:font-size="9.75pt" fo:letter-spacing="normal" fo:font-style="normal" fo:font-weight="normal"/>
    </style:style>
    <style:style style:name="P11" style:family="paragraph" style:parent-style-name="Preformatted_20_Text">
      <style:paragraph-properties fo:margin-top="0cm" fo:margin-bottom="0cm" loext:contextual-spacing="false" fo:line-height="145%" fo:orphans="2" fo:widows="2" fo:padding="0cm" fo:border="none"/>
    </style:style>
    <style:style style:name="P1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14" style:family="paragraph" style:parent-style-name="Text_20_body" style:list-style-name="L1">
      <style:paragraph-properties fo:margin-top="0.423cm" fo:margin-bottom="0.423cm" loext:contextual-spacing="false" fo:orphans="2" fo:widows="2"/>
    </style:style>
    <style:style style:name="P15" style:family="paragraph" style:parent-style-name="Text_20_body" style:list-style-name="L2">
      <style:paragraph-properties fo:margin-top="0.423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6" style:family="paragraph" style:parent-style-name="Text_20_body" style:list-style-name="L3">
      <style:paragraph-properties fo:margin-top="0.423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3" style:family="text">
      <style:text-properties style:font-name="SFMono-Regular" fo:font-size="9.75pt" fo:font-style="normal" fo:font-weight="normal"/>
    </style:style>
    <style:style style:name="T4" style:family="text">
      <style:text-properties fo:color="#d73a49"/>
    </style:style>
    <style:style style:name="T5" style:family="text">
      <style:text-properties fo:color="#d73a49" style:font-name="SFMono-Regular" fo:font-size="9.75pt" fo:font-style="normal" fo:font-weight="normal"/>
    </style:style>
    <style:style style:name="T6" style:family="text">
      <style:text-properties fo:color="#6f42c1"/>
    </style:style>
    <style:style style:name="T7" style:family="text">
      <style:text-properties fo:color="#6f42c1" style:font-name="SFMono-Regular" fo:font-size="9.75pt" fo:font-style="normal" fo:font-weight="normal"/>
    </style:style>
    <style:style style:name="T8" style:family="text">
      <style:text-properties fo:color="#6a737d" style:font-name="SFMono-Regular" fo:font-size="9.75pt" fo:font-style="normal" fo:font-weight="normal"/>
    </style:style>
    <style:style style:name="T9" style:family="text">
      <style:text-properties fo:color="#032f62"/>
    </style:style>
    <style:style style:name="T10" style:family="text">
      <style:text-properties fo:color="#032f62" style:font-name="SFMono-Regular" fo:font-size="9.75pt" fo:font-style="normal" fo:font-weight="normal"/>
    </style:style>
    <style:style style:name="T11" style:family="text">
      <style:text-properties fo:color="#005cc5" style:font-name="SFMono-Regular" fo:font-size="9.75pt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++: Klasy cz. 1</text:h>
      <text:h text:style-name="P2" text:outline-level="3"><text:bookmark text:name="user-content-zajęcia-laboratoryjne-nr-1---metodyka-i-techniki-programowania-ii"/>Zajęcia laboratoryjne nr 1 - Metodyka i Techniki Programowania II</text:h>
      <text:p text:style-name="P12"><text:span text:style-name="Emphasis"><text:span text:style-name="T1">Autor instrukcji: dr inż. Andrzej Staniszewski</text:span></text:span></text:p>
      <text:h text:style-name="P3" text:outline-level="4"><text:bookmark text:name="user-content-obiekty-i-programowanie-obiektowe"/><text:span text:style-name="Strong_20_Emphasis"><text:span text:style-name="T2">Obiekty i programowanie obiektowe</text:span></text:span></text:h>
      <text:p text:style-name="P12"><text:span text:style-name="T1">Obiekt to </text:span><text:span text:style-name="Emphasis"><text:span text:style-name="T1">przedmiot</text:span></text:span><text:span text:style-name="T1"> ze świata rzeczywistego, taki jak książka, plik czy wiertarka lub telefon. Gdy piszesz program to wykorzystuje on </text:span><text:span text:style-name="Strong_20_Emphasis"><text:span text:style-name="T2">zmienne</text:span></text:span><text:span text:style-name="T1"> (proste i/lub złożone) do przechowywania „przedmiotów” ze świata rzeczywistego, takich jak książki czy pracownicy, opisanych w zmiennych jako zbiór: cech, atrybutów, ilości i czynności.</text:span></text:p>
      <text:p text:style-name="P12"><text:span text:style-name="T1">W programowaniu obiektowym „widzisz” świat rzeczywisty, którego fragment chcesz opisać w programie, jako zbiór przedmiotów tworzących pewien system i operacje, które możesz przeprowadzać na tych przedmiotach. Np. obiekt *</text:span><text:span text:style-name="Strong_20_Emphasis"><text:span text:style-name="T2">plik*</text:span></text:span><text:span text:style-name="T1"> może mieć operacje </text:span><text:span text:style-name="Strong_20_Emphasis"><text:span text:style-name="T2">utworzenia</text:span></text:span><text:span text:style-name="T1">, </text:span><text:span text:style-name="Strong_20_Emphasis"><text:span text:style-name="T2">modyfikacji</text:span></text:span><text:span text:style-name="T1">, </text:span><text:span text:style-name="Strong_20_Emphasis"><text:span text:style-name="T2">wyświetlenia</text:span></text:span><text:span text:style-name="T1">, </text:span><text:span text:style-name="Strong_20_Emphasis"><text:span text:style-name="T2">drukowania</text:span></text:span><text:span text:style-name="T1"> i </text:span><text:span text:style-name="Strong_20_Emphasis"><text:span text:style-name="T2">usuwania</text:span></text:span><text:span text:style-name="T1">.</text:span></text:p>
      <text:h text:style-name="P3" text:outline-level="4"><text:bookmark text:name="user-content-klasy"/><text:span text:style-name="Strong_20_Emphasis"><text:span text:style-name="T2">Klasy</text:span></text:span></text:h>
      <text:p text:style-name="P12"><text:span text:style-name="T1">C++ jako język obiektowy umożliwia definiowanie nowych typów danych, które zawierają nie tylko dane, ale także operacje jakie na tych danych można wykonywać. W C++ obiekty definiuje się poprzez użycie </text:span><text:span text:style-name="Strong_20_Emphasis"><text:span text:style-name="T2">klasy</text:span></text:span><text:span text:style-name="T1">. </text:span><text:span text:style-name="Strong_20_Emphasis"><text:span text:style-name="T2">Klasa</text:span></text:span><text:span text:style-name="T1"> jest uogólnieniem typu, i jest podstawowym pojęciem programowania obiektowego. Liczba możliwych do zdefiniowania klas jest nieograniczona. </text:span><text:span text:style-name="Strong_20_Emphasis"><text:span text:style-name="T2">Klasa</text:span></text:span><text:span text:style-name="T1"> jest typem (szablonem) </text:span><text:span text:style-name="Strong_20_Emphasis"><text:span text:style-name="T2">obiektu</text:span></text:span><text:span text:style-name="T1">. </text:span><text:span text:style-name="Strong_20_Emphasis"><text:span text:style-name="T2">Klasa</text:span></text:span><text:span text:style-name="T1"> daje możliwość zdefiniowania wszystkich atrybutów (cech) obiektu. Dlatego definicja </text:span><text:span text:style-name="Strong_20_Emphasis"><text:span text:style-name="T2">klasy</text:span></text:span><text:span text:style-name="T1"> jest bardzo podobna do definicji </text:span><text:span text:style-name="Emphasis"><text:span text:style-name="T1">struktury</text:span></text:span><text:span text:style-name="T1">, bo grupuje składowe reprezentujące </text:span><text:span text:style-name="Strong_20_Emphasis"><text:span text:style-name="T2">atrybuty</text:span></text:span><text:span text:style-name="T1"> (dane) obiektu. Lecz </text:span><text:span text:style-name="Strong_20_Emphasis"><text:span text:style-name="T2">klasa</text:span></text:span><text:span text:style-name="T1"> zawiera coś więcej: </text:span><text:span text:style-name="Strong_20_Emphasis"><text:span text:style-name="T2">funkcje</text:span></text:span><text:span text:style-name="T1"> operujące na danych obiektu. </text:span><text:span text:style-name="Strong_20_Emphasis"><text:span text:style-name="T2">Funkcje</text:span></text:span><text:span text:style-name="T1"> te zwane są </text:span><text:span text:style-name="Strong_20_Emphasis"><text:span text:style-name="T2">metodami</text:span></text:span><text:span text:style-name="T1">.</text:span></text:p>
      <text:p text:style-name="P13">W definicji klasy wyróżnia się cztery elementy:</text:p>
      <text:list xml:id="list419405261" text:style-name="L1">
        <text:list-item>
          <text:p text:style-name="P14"><text:span text:style-name="T1">Zbiór danych składowych, zwanych </text:span><text:span text:style-name="Strong_20_Emphasis"><text:span text:style-name="T2">polami</text:span></text:span><text:span text:style-name="T1"> (ang. </text:span><text:span text:style-name="Emphasis"><text:span text:style-name="T1">data members</text:span></text:span><text:span text:style-name="T1">),</text:span></text:p>
        </text:list-item>
        <text:list-item>
          <text:p text:style-name="P14"><text:span text:style-name="T1">Zbiór funkcji składowych, zwanych </text:span><text:span text:style-name="Strong_20_Emphasis"><text:span text:style-name="T2">metodami</text:span></text:span><text:span text:style-name="T1"> (ang. </text:span><text:span text:style-name="Emphasis"><text:span text:style-name="T1">member functions</text:span></text:span><text:span text:style-name="T1">),</text:span></text:p>
        </text:list-item>
        <text:list-item>
          <text:p text:style-name="P14"><text:span text:style-name="T1">Poziomy dostępu do składowych (ang. </text:span><text:span text:style-name="Emphasis"><text:span text:style-name="T1">access levels</text:span></text:span><text:span text:style-name="T1">),</text:span></text:p>
        </text:list-item>
        <text:list-item>
          <text:p text:style-name="P14"><text:soft-page-break/><text:span text:style-name="T1">Nazwę klasy (ang. </text:span><text:span text:style-name="Emphasis"><text:span text:style-name="T1">class tag name</text:span></text:span><text:span text:style-name="T1">).</text:span></text:p>
        </text:list-item>
      </text:list>
      <text:p text:style-name="P13">Zatem tak jak dla struktury, definicja klasy w języku C++ musi zawierać niepowtarzalną nazwę, a za nią klamrę otwierającą, dalej składowe: pola (dane) i metody, i klamrę zamykającą:</text:p>
      <text:p text:style-name="P5"><text:s text:c="8"/><text:span text:style-name="T5">class</text:span><text:span text:style-name="T3"> </text:span><text:span text:style-name="T7">nazwa_klasy</text:span><text:span text:style-name="T3"> {</text:span></text:p>
      <text:p text:style-name="P7"><text:s text:c="16"/><text:span text:style-name="T5">int</text:span><text:span text:style-name="T3"> dana; <text:s text:c="3"/></text:span><text:span text:style-name="T8">//pole</text:span></text:p>
      <text:p text:style-name="P7"><text:s text:c="16"/><text:span text:style-name="T5">void</text:span><text:span text:style-name="T3"> </text:span><text:span text:style-name="T7">wypisz_skladowa</text:span><text:span text:style-name="T3"> (</text:span><text:span text:style-name="T5">int</text:span><text:span text:style-name="T3">); <text:s text:c="2"/></text:span><text:span text:style-name="T8">//metoda</text:span></text:p>
      <text:p text:style-name="P7"><text:s text:c="8"/><text:span text:style-name="T3">};</text:span></text:p>
      <text:p text:style-name="P12"><text:span text:style-name="T1">Po zdefiniowaniu </text:span><text:span text:style-name="Strong_20_Emphasis"><text:span text:style-name="T2">klasy</text:span></text:span><text:span text:style-name="T1"> można zadeklarować </text:span><text:span text:style-name="Strong_20_Emphasis"><text:span text:style-name="T2">zmienne</text:span></text:span><text:span text:style-name="T1"> typu tej klasy, czyli </text:span><text:span text:style-name="Strong_20_Emphasis"><text:span text:style-name="T2">obiekty</text:span></text:span><text:span text:style-name="T1">, następującą deklaracją:</text:span></text:p>
      <text:p text:style-name="P6">nazwa_klasy obiekt_1, obiekt_2, obiekt_3;</text:p>
      <text:p text:style-name="P12"><text:span text:style-name="Emphasis"><text:span text:style-name="T1">Program 1 – tworzenie obiektów klasy:</text:span></text:span></text:p>
      <text:p text:style-name="P6">#<text:span text:style-name="T4">include</text:span> <text:span text:style-name="T9">&lt;iostream&gt;</text:span></text:p>
      <text:p text:style-name="P8">#<text:span text:style-name="T4">include</text:span> <text:span text:style-name="T9">&lt;cstring&gt;</text:span></text:p>
      <text:p text:style-name="P8"><text:span text:style-name="T4">using</text:span> <text:span text:style-name="T4">namespace</text:span> <text:span text:style-name="T6">std</text:span><text:span text:style-name="T4">;</text:span></text:p>
      <text:p text:style-name="P11"/>
      <text:p text:style-name="P9">// Tworzenie obiektow klasy (tu: pracownik)</text:p>
      <text:p text:style-name="P11"/>
      <text:p text:style-name="P8"><text:span text:style-name="T4">class</text:span> <text:span text:style-name="T6">pracownik</text:span> {</text:p>
      <text:p text:style-name="P10">public:</text:p>
      <text:p text:style-name="P7"><text:s text:c="4"/><text:span text:style-name="T5">char</text:span><text:span text:style-name="T3"> imie_nazwisko[</text:span><text:span text:style-name="T11">64</text:span><text:span text:style-name="T3">];</text:span></text:p>
      <text:p text:style-name="P7"><text:s text:c="4"/><text:span text:style-name="T5">long</text:span><text:span text:style-name="T3"> ident_prac;</text:span></text:p>
      <text:p text:style-name="P7"><text:s text:c="4"/><text:span text:style-name="T5">float</text:span><text:span text:style-name="T3"> pensja;</text:span></text:p>
      <text:p text:style-name="P7"><text:s text:c="4"/><text:span text:style-name="T5">void</text:span><text:span text:style-name="T3"> </text:span><text:span text:style-name="T7">inf_o_prac</text:span><text:span text:style-name="T3">(</text:span><text:span text:style-name="T5">void</text:span><text:span text:style-name="T3">) {</text:span></text:p>
      <text:p text:style-name="P7"><text:s text:c="4"/><text:span text:style-name="T3">cout &lt;&lt; </text:span><text:span text:style-name="T10">"Imie i nazwisko: "</text:span><text:span text:style-name="T3"> &lt;&lt; imie_nazwisko &lt;&lt; endl;</text:span></text:p>
      <text:p text:style-name="P7"><text:s text:c="4"/><text:span text:style-name="T3">cout &lt;&lt; </text:span><text:span text:style-name="T10">"Identyfikator: "</text:span><text:span text:style-name="T3"> &lt;&lt; ident_prac &lt;&lt; endl;</text:span></text:p>
      <text:p text:style-name="P7"><text:s text:c="4"/><text:span text:style-name="T3">cout &lt;&lt; </text:span><text:span text:style-name="T10">"Pensja: "</text:span><text:span text:style-name="T3"> &lt;&lt; pensja &lt;&lt; endl;</text:span></text:p>
      <text:p text:style-name="P7"><text:s text:c="4"/><text:span text:style-name="T3">};</text:span></text:p>
      <text:p text:style-name="P8">};</text:p>
      <text:p text:style-name="P11"/>
      <text:p text:style-name="P8"><text:span text:style-name="T4">int</text:span> <text:span text:style-name="T6">main</text:span>(<text:span text:style-name="T4">void</text:span>) {</text:p>
      <text:p text:style-name="P11"/>
      <text:p text:style-name="P7"><text:s text:c="4"/><text:span text:style-name="T3">pracownik kierownik, sekretarka;</text:span></text:p>
      <text:p text:style-name="P11"/>
      <text:p text:style-name="P7"><text:s text:c="4"/><text:span text:style-name="T11">strcpy</text:span><text:span text:style-name="T3"> (kierownik.imie_nazwisko, </text:span><text:span text:style-name="T10">"Jan Kowalski"</text:span><text:span text:style-name="T3">);</text:span></text:p>
      <text:p text:style-name="P7"><text:s text:c="4"/><text:span text:style-name="T3">kierownik.ident_prac = </text:span><text:span text:style-name="T11">101</text:span><text:span text:style-name="T3">;</text:span></text:p>
      <text:p text:style-name="P7"><text:s text:c="4"/><text:span text:style-name="T3">kierownik.pensja = </text:span><text:span text:style-name="T11">8400</text:span><text:span text:style-name="T3">;</text:span></text:p>
      <text:p text:style-name="P11"/>
      <text:p text:style-name="P7"><text:s text:c="4"/><text:span text:style-name="T11">strcpy</text:span><text:span text:style-name="T3"> (sekretarka.imie_nazwisko, </text:span><text:span text:style-name="T10">"Balbina Wykrot"</text:span><text:span text:style-name="T3">);</text:span></text:p>
      <text:p text:style-name="P7"><text:s text:c="4"/><text:span text:style-name="T3">sekretarka.ident_prac = </text:span><text:span text:style-name="T11">1234567</text:span><text:span text:style-name="T3">;</text:span></text:p>
      <text:p text:style-name="P7"><text:soft-page-break/><text:s text:c="4"/><text:span text:style-name="T3">sekretarka.pensja = </text:span><text:span text:style-name="T11">3000</text:span><text:span text:style-name="T3">;</text:span></text:p>
      <text:p text:style-name="P11"/>
      <text:p text:style-name="P7"><text:s text:c="4"/><text:span text:style-name="T3">kierownik.</text:span><text:span text:style-name="T11">inf_o_prac</text:span><text:span text:style-name="T3">();</text:span></text:p>
      <text:p text:style-name="P7"><text:s text:c="4"/><text:span text:style-name="T3">sekretarka.</text:span><text:span text:style-name="T11">inf_o_prac</text:span><text:span text:style-name="T3">();</text:span></text:p>
      <text:p text:style-name="P8">}</text:p>
      <text:p text:style-name="P12"><text:span text:style-name="Emphasis"><text:span text:style-name="T1">Program 2 – deklarowanie metody klasy na zewnątrz:</text:span></text:span></text:p>
      <text:p text:style-name="P6">#<text:span text:style-name="T4">include</text:span> <text:span text:style-name="T9">&lt;iostream&gt;</text:span></text:p>
      <text:p text:style-name="P8">#<text:span text:style-name="T4">include</text:span> <text:span text:style-name="T9">&lt;cstring&gt;</text:span></text:p>
      <text:p text:style-name="P8"><text:span text:style-name="T4">using</text:span> <text:span text:style-name="T4">namespace</text:span> <text:span text:style-name="T6">std</text:span><text:span text:style-name="T4">;</text:span></text:p>
      <text:p text:style-name="P11"/>
      <text:p text:style-name="P9">//Deklarowanie metody klasy na zewnatrz klasy</text:p>
      <text:p text:style-name="P11"/>
      <text:p text:style-name="P8"><text:span text:style-name="T4">class</text:span> <text:span text:style-name="T6">psy</text:span> {</text:p>
      <text:p text:style-name="P10">public:</text:p>
      <text:p text:style-name="P7"><text:s text:c="4"/><text:span text:style-name="T5">char</text:span><text:span text:style-name="T3"> rasa[</text:span><text:span text:style-name="T11">30</text:span><text:span text:style-name="T3">];</text:span></text:p>
      <text:p text:style-name="P7"><text:s text:c="4"/><text:span text:style-name="T5">int</text:span><text:span text:style-name="T3"> srednia_waga;</text:span></text:p>
      <text:p text:style-name="P7"><text:s text:c="4"/><text:span text:style-name="T5">int</text:span><text:span text:style-name="T3"> srednia_wysokosc;</text:span></text:p>
      <text:p text:style-name="P7"><text:s text:c="4"/><text:span text:style-name="T5">void</text:span><text:span text:style-name="T3"> </text:span><text:span text:style-name="T7">inf_o_psie</text:span><text:span text:style-name="T3">(</text:span><text:span text:style-name="T5">void</text:span><text:span text:style-name="T3">);</text:span></text:p>
      <text:p text:style-name="P7"><text:s text:c="4"/><text:span text:style-name="T3">};</text:span></text:p>
      <text:p text:style-name="P11"/>
      <text:p text:style-name="P8"><text:span text:style-name="T4">void</text:span> <text:span text:style-name="T6">psy::inf_o_psie</text:span>(<text:span text:style-name="T4">void</text:span>) {</text:p>
      <text:p text:style-name="P7"><text:s text:c="4"/><text:span text:style-name="T3">cout &lt;&lt; </text:span><text:span text:style-name="T10">"Rasa: "</text:span><text:span text:style-name="T3"> &lt;&lt; rasa &lt;&lt; endl;</text:span></text:p>
      <text:p text:style-name="P7"><text:s text:c="4"/><text:span text:style-name="T3">cout &lt;&lt; </text:span><text:span text:style-name="T10">"Srednia waga: "</text:span><text:span text:style-name="T3"> &lt;&lt; srednia_waga &lt;&lt; endl;</text:span></text:p>
      <text:p text:style-name="P7"><text:s text:c="4"/><text:span text:style-name="T3">cout &lt;&lt; </text:span><text:span text:style-name="T10">"Srednia wysokosc: "</text:span><text:span text:style-name="T3"> &lt;&lt; srednia_wysokosc &lt;&lt; endl;</text:span></text:p>
      <text:p text:style-name="P8">}</text:p>
      <text:p text:style-name="P11"/>
      <text:p text:style-name="P8"><text:span text:style-name="T4">int</text:span> <text:span text:style-name="T6">main</text:span>(<text:span text:style-name="T4">void</text:span>) {</text:p>
      <text:p text:style-name="P11"/>
      <text:p text:style-name="P7"><text:s text:c="4"/><text:span text:style-name="T3">psy balbina, fred;</text:span></text:p>
      <text:p text:style-name="P11"/>
      <text:p text:style-name="P7"><text:s text:c="4"/><text:span text:style-name="T11">strcpy</text:span><text:span text:style-name="T3"> (balbina.rasa, </text:span><text:span text:style-name="T10">"Dalmatynczyk"</text:span><text:span text:style-name="T3">);</text:span></text:p>
      <text:p text:style-name="P7"><text:s text:c="4"/><text:span text:style-name="T3">balbina.srednia_waga = </text:span><text:span text:style-name="T11">58</text:span><text:span text:style-name="T3">;</text:span></text:p>
      <text:p text:style-name="P7"><text:s text:c="4"/><text:span text:style-name="T3">balbina.srednia_wysokosc = </text:span><text:span text:style-name="T11">24</text:span><text:span text:style-name="T3">;</text:span></text:p>
      <text:p text:style-name="P11"/>
      <text:p text:style-name="P7"><text:s text:c="4"/><text:span text:style-name="T11">strcpy</text:span><text:span text:style-name="T3"> (fred.rasa, </text:span><text:span text:style-name="T10">"Owczarek szetlandzki"</text:span><text:span text:style-name="T3">);</text:span></text:p>
      <text:p text:style-name="P7"><text:s text:c="4"/><text:span text:style-name="T3">fred.srednia_waga = </text:span><text:span text:style-name="T11">22</text:span><text:span text:style-name="T3">;</text:span></text:p>
      <text:p text:style-name="P7"><text:s text:c="4"/><text:span text:style-name="T3">fred.srednia_wysokosc = </text:span><text:span text:style-name="T11">15</text:span><text:span text:style-name="T3">;</text:span></text:p>
      <text:p text:style-name="P11"/>
      <text:p text:style-name="P7"><text:s text:c="4"/><text:span text:style-name="T3">balbina.</text:span><text:span text:style-name="T11">inf_o_psie</text:span><text:span text:style-name="T3">();</text:span></text:p>
      <text:p text:style-name="P7"><text:s text:c="4"/><text:span text:style-name="T3">fred.</text:span><text:span text:style-name="T11">inf_o_psie</text:span><text:span text:style-name="T3">();</text:span></text:p>
      <text:p text:style-name="P8">}</text:p>
      <text:h text:style-name="P3" text:outline-level="4"><text:bookmark text:name="user-content-składowe-publiczne-lub-prywatne"/><text:soft-page-break/><text:span text:style-name="Strong_20_Emphasis"><text:span text:style-name="T2">Składowe publiczne lub prywatne</text:span></text:span></text:h>
      <text:p text:style-name="P12"><text:span text:style-name="T1">Składowe klasy mogą być </text:span><text:span text:style-name="Strong_20_Emphasis"><text:span text:style-name="T2">publiczne</text:span></text:span><text:span text:style-name="T1"> lub </text:span><text:span text:style-name="Strong_20_Emphasis"><text:span text:style-name="T2">prywatne</text:span></text:span><text:span text:style-name="T1"> – jest to określenie w programie uprawnień dostępu do składowych.</text:span></text:p>
      <text:p text:style-name="P12"><text:span text:style-name="T1">Metody klasy mogą być definiowane wewnątrz klasy. Jednak w przypadku długich i skomplikowanych funkcji będą one zaciemniały definicję klasy i utrudniały czytanie kodu programu. Dlatego metody klasy można definiować na zewnątrz klasy. Ich nazwy muszą być wtedy poprzedzone nazwą klasy i </text:span><text:span text:style-name="Strong_20_Emphasis"><text:span text:style-name="T2">operatorem widoczności</text:span></text:span><text:span text:style-name="T1"> </text:span><text:span text:style-name="Strong_20_Emphasis"><text:span text:style-name="T2">::</text:span></text:span></text:p>
      <text:p text:style-name="P12"><text:span text:style-name="T1">Metody, które chronią dostęp do danych klasy noszą nazwę </text:span><text:span text:style-name="Strong_20_Emphasis"><text:span text:style-name="T2">funkcji interfejsu</text:span></text:span><text:span text:style-name="T1">.</text:span></text:p>
      <text:p text:style-name="P12"><text:span text:style-name="Emphasis"><text:span text:style-name="T1">Program 3 – składowe publiczne i prywatne:</text:span></text:span></text:p>
      <text:p text:style-name="P6">#<text:span text:style-name="T4">include</text:span> <text:span text:style-name="T9">&lt;iostream&gt;</text:span></text:p>
      <text:p text:style-name="P8">#<text:span text:style-name="T4">include</text:span> <text:span text:style-name="T9">&lt;cstring&gt;</text:span></text:p>
      <text:p text:style-name="P8"><text:span text:style-name="T4">using</text:span> <text:span text:style-name="T4">namespace</text:span> <text:span text:style-name="T6">std</text:span><text:span text:style-name="T4">;</text:span></text:p>
      <text:p text:style-name="P11"/>
      <text:p text:style-name="P9">//Skladowe publiczne i prywatne</text:p>
      <text:p text:style-name="P11"/>
      <text:p text:style-name="P8"><text:span text:style-name="T4">class</text:span> <text:span text:style-name="T6">pracownik</text:span> {</text:p>
      <text:p text:style-name="P10">public:</text:p>
      <text:p text:style-name="P7"><text:s text:c="4"/><text:span text:style-name="T5">int</text:span><text:span text:style-name="T3"> </text:span><text:span text:style-name="T7">wprowadz</text:span><text:span text:style-name="T3">(</text:span><text:span text:style-name="T5">char</text:span><text:span text:style-name="T3"> *, </text:span><text:span text:style-name="T5">long</text:span><text:span text:style-name="T3">, </text:span><text:span text:style-name="T5">float</text:span><text:span text:style-name="T3">);</text:span></text:p>
      <text:p text:style-name="P7"><text:s text:c="4"/><text:span text:style-name="T5">void</text:span><text:span text:style-name="T3"> </text:span><text:span text:style-name="T7">inf_o_prac</text:span><text:span text:style-name="T3">(</text:span><text:span text:style-name="T5">void</text:span><text:span text:style-name="T3">);</text:span></text:p>
      <text:p text:style-name="P7"><text:s text:c="4"/><text:span text:style-name="T5">int</text:span><text:span text:style-name="T3"> </text:span><text:span text:style-name="T7">zmien_pensje</text:span><text:span text:style-name="T3">(</text:span><text:span text:style-name="T5">float</text:span><text:span text:style-name="T3">);</text:span></text:p>
      <text:p text:style-name="P7"><text:s text:c="4"/><text:span text:style-name="T5">long</text:span><text:span text:style-name="T3"> </text:span><text:span text:style-name="T7">podaj_id</text:span><text:span text:style-name="T3">(</text:span><text:span text:style-name="T5">void</text:span><text:span text:style-name="T3">);</text:span></text:p>
      <text:p text:style-name="P10">private:</text:p>
      <text:p text:style-name="P7"><text:s text:c="4"/><text:span text:style-name="T5">char</text:span><text:span text:style-name="T3"> imie_nazwisko[</text:span><text:span text:style-name="T11">64</text:span><text:span text:style-name="T3">];</text:span></text:p>
      <text:p text:style-name="P7"><text:s text:c="4"/><text:span text:style-name="T5">long</text:span><text:span text:style-name="T3"> ident_prac;</text:span></text:p>
      <text:p text:style-name="P7"><text:s text:c="4"/><text:span text:style-name="T5">float</text:span><text:span text:style-name="T3"> zarobki;</text:span></text:p>
      <text:p text:style-name="P7"><text:s text:c="4"/><text:span text:style-name="T3">};</text:span></text:p>
      <text:p text:style-name="P11"/>
      <text:p text:style-name="P8"><text:span text:style-name="T4">int</text:span> <text:span text:style-name="T6">pracownik::wprowadz</text:span>(<text:span text:style-name="T4">char</text:span>* nazwisko_prac, <text:span text:style-name="T4">long</text:span> id_prac, <text:span text:style-name="T4">float</text:span> zarobki_prac) {</text:p>
      <text:p text:style-name="P7"><text:s text:c="4"/><text:span text:style-name="T11">strcpy</text:span><text:span text:style-name="T3"> (imie_nazwisko, nazwisko_prac);</text:span></text:p>
      <text:p text:style-name="P7"><text:s text:c="4"/><text:span text:style-name="T3">ident_prac = id_prac;</text:span></text:p>
      <text:p text:style-name="P7"><text:s text:c="4"/><text:span text:style-name="T3">zarobki = zarobki_prac;</text:span></text:p>
      <text:p text:style-name="P7"><text:s text:c="4"/><text:span text:style-name="T5">return</text:span><text:span text:style-name="T3">(</text:span><text:span text:style-name="T11">0</text:span><text:span text:style-name="T3">);</text:span></text:p>
      <text:p text:style-name="P8">}</text:p>
      <text:p text:style-name="P11"/>
      <text:p text:style-name="P8"><text:span text:style-name="T4">void</text:span> <text:span text:style-name="T6">pracownik::inf_o_prac</text:span>(<text:span text:style-name="T4">void</text:span>) {</text:p>
      <text:p text:style-name="P7"><text:s text:c="4"/><text:span text:style-name="T3">cout &lt;&lt; </text:span><text:span text:style-name="T10">"Imie i nazwisko: "</text:span><text:span text:style-name="T3"> &lt;&lt; imie_nazwisko &lt;&lt; endl;</text:span></text:p>
      <text:p text:style-name="P7"><text:s text:c="4"/><text:span text:style-name="T3">cout &lt;&lt; </text:span><text:span text:style-name="T10">"Identyfikator: "</text:span><text:span text:style-name="T3"> &lt;&lt; ident_prac &lt;&lt; endl;</text:span></text:p>
      <text:p text:style-name="P7"><text:s text:c="4"/><text:span text:style-name="T3">cout &lt;&lt; </text:span><text:span text:style-name="T10">"Zarobki: "</text:span><text:span text:style-name="T3"> &lt;&lt; zarobki &lt;&lt; endl;</text:span></text:p>
      <text:p text:style-name="P8">}</text:p>
      <text:p text:style-name="P11"><text:soft-page-break/></text:p>
      <text:p text:style-name="P8"><text:span text:style-name="T4">int</text:span> <text:span text:style-name="T6">pracownik::zmien_pensje</text:span>(<text:span text:style-name="T4">float</text:span> nowa_pensja) {</text:p>
      <text:p text:style-name="P7"><text:s text:c="4"/><text:span text:style-name="T5">if</text:span><text:span text:style-name="T3"> (nowa_pensja &lt; </text:span><text:span text:style-name="T11">15000</text:span><text:span text:style-name="T3">) {</text:span></text:p>
      <text:p text:style-name="P7"><text:s text:c="8"/><text:span text:style-name="T3">zarobki = nowa_pensja;</text:span></text:p>
      <text:p text:style-name="P7"><text:s text:c="8"/><text:span text:style-name="T5">return</text:span><text:span text:style-name="T3">(</text:span><text:span text:style-name="T11">0</text:span><text:span text:style-name="T3">);</text:span></text:p>
      <text:p text:style-name="P7"><text:s text:c="4"/><text:span text:style-name="T3">}</text:span></text:p>
      <text:p text:style-name="P7"><text:s text:c="4"/><text:span text:style-name="T5">else</text:span></text:p>
      <text:p text:style-name="P7"><text:s text:c="8"/><text:span text:style-name="T5">return</text:span><text:span text:style-name="T3">(-</text:span><text:span text:style-name="T11">1</text:span><text:span text:style-name="T3">);</text:span></text:p>
      <text:p text:style-name="P8">}</text:p>
      <text:p text:style-name="P11"/>
      <text:p text:style-name="P8"><text:span text:style-name="T4">long</text:span> <text:span text:style-name="T6">pracownik::podaj_id</text:span>(<text:span text:style-name="T4">void</text:span>) {</text:p>
      <text:p text:style-name="P7"><text:s text:c="4"/><text:span text:style-name="T5">return</text:span><text:span text:style-name="T3"> (ident_prac);</text:span></text:p>
      <text:p text:style-name="P8">}</text:p>
      <text:p text:style-name="P11"/>
      <text:p text:style-name="P8"><text:span text:style-name="T4">int</text:span> <text:span text:style-name="T6">main</text:span>(<text:span text:style-name="T4">void</text:span>) {</text:p>
      <text:p text:style-name="P11"/>
      <text:p text:style-name="P7"><text:s text:c="4"/><text:span text:style-name="T3">pracownik informatyk;</text:span></text:p>
      <text:p text:style-name="P11"/>
      <text:p text:style-name="P7"><text:s text:c="4"/><text:span text:style-name="T5">if</text:span><text:span text:style-name="T3"> (informatyk.</text:span><text:span text:style-name="T11">wprowadz</text:span><text:span text:style-name="T3">(</text:span><text:span text:style-name="T10">"Jan Kowalski"</text:span><text:span text:style-name="T3">, </text:span><text:span text:style-name="T11">101101</text:span><text:span text:style-name="T3">, </text:span><text:span text:style-name="T11">4000</text:span><text:span text:style-name="T3">) == </text:span><text:span text:style-name="T11">0</text:span><text:span text:style-name="T3">){</text:span></text:p>
      <text:p text:style-name="P7"><text:s text:c="8"/><text:span text:style-name="T3">cout &lt;&lt; </text:span><text:span text:style-name="T10">"Wartosci przypisane skladowym dla pracownika:"</text:span><text:span text:style-name="T3"> &lt;&lt; endl;</text:span></text:p>
      <text:p text:style-name="P7"><text:s text:c="12"/><text:span text:style-name="T3">informatyk.</text:span><text:span text:style-name="T11">inf_o_prac</text:span><text:span text:style-name="T3">();</text:span></text:p>
      <text:p text:style-name="P7"><text:s text:c="8"/><text:span text:style-name="T3">}</text:span></text:p>
      <text:p text:style-name="P7"><text:s text:c="3"/><text:span text:style-name="T5">if</text:span><text:span text:style-name="T3"> (informatyk.</text:span><text:span text:style-name="T11">zmien_pensje</text:span><text:span text:style-name="T3">(</text:span><text:span text:style-name="T11">5000.00</text:span><text:span text:style-name="T3">) == </text:span><text:span text:style-name="T11">0</text:span><text:span text:style-name="T3">) {</text:span></text:p>
      <text:p text:style-name="P7"><text:s text:c="8"/><text:span text:style-name="T3">cout &lt;&lt; </text:span><text:span text:style-name="T10">"---------------- \nNowa pensja pracownika"</text:span><text:span text:style-name="T3"> &lt;&lt; endl;</text:span></text:p>
      <text:p text:style-name="P7"><text:s text:c="8"/><text:span text:style-name="T3">informatyk.</text:span><text:span text:style-name="T11">inf_o_prac</text:span><text:span text:style-name="T3">();</text:span></text:p>
      <text:p text:style-name="P7"><text:s text:c="8"/><text:span text:style-name="T3">}</text:span></text:p>
      <text:p text:style-name="P7"><text:s text:c="4"/><text:span text:style-name="T5">else</text:span></text:p>
      <text:p text:style-name="P7"><text:s text:c="8"/><text:span text:style-name="T3">cout &lt;&lt; </text:span><text:span text:style-name="T10">"Nieporawne zarobki!"</text:span><text:span text:style-name="T3"> &lt;&lt; endl;</text:span></text:p>
      <text:p text:style-name="P11"/>
      <text:p text:style-name="P8">}</text:p>
      <text:h text:style-name="P3" text:outline-level="4"><text:bookmark text:name="user-content-konstruktor-i-destruktor-klasy"/><text:span text:style-name="Strong_20_Emphasis"><text:span text:style-name="T2">Konstruktor i destruktor klasy</text:span></text:span></text:h>
      <text:p text:style-name="P12"><text:span text:style-name="Strong_20_Emphasis"><text:span text:style-name="T2">Konstruktor i destruktor</text:span></text:span><text:span text:style-name="T1"> to specjalne metody klasy, które są automatycznie wywoływane podczas tworzenia lub usuwania obiektów.</text:span></text:p>
      <text:p text:style-name="P12"><text:span text:style-name="Strong_20_Emphasis"><text:span text:style-name="T2">Konstruktor</text:span></text:span><text:span text:style-name="T1"> to metoda klasy, która ułatwia nadawanie wartości początkowych danym klasy. Konstruktor nosi taką samą nazwę jak klasa.</text:span></text:p>
      <text:p text:style-name="P12"><text:span text:style-name="Strong_20_Emphasis"><text:span text:style-name="T2">Destruktor</text:span></text:span><text:span text:style-name="T1"> to funkcja, która zwalnia pamięć operacyjną zajmowaną przez obiekt. Destruktor nosi nazwę klasy poprzedzoną znakiem </text:span><text:span text:style-name="Strong_20_Emphasis"><text:span text:style-name="T2">~</text:span></text:span><text:span text:style-name="T1"> (tylda): </text:span><text:span text:style-name="Emphasis"><text:span text:style-name="T1">~nazwa_klasy</text:span></text:span><text:span text:style-name="T1">. Gdy programy w obiektach przydzielają pamięc, to destruktor staje się wygodną metodą zwalniania pamięci przy usuwaniu obiektów.</text:span></text:p>
      <text:p text:style-name="P12"><text:soft-page-break/><text:span text:style-name="T1">Konstruktor i destruktor </text:span><text:span text:style-name="Strong_20_Emphasis"><text:span text:style-name="T2">nie zwracają</text:span></text:span><text:span text:style-name="T1"> żadnych wartości.</text:span></text:p>
      <text:p text:style-name="P13">Konstruktor ułatwia utworzenie obiektu. Destruktor umożliwia usunięcie obiektu. Konstruktor i destruktor są funkcjami działającymi na obiektach z którymi są związane.</text:p>
      <text:p text:style-name="P12"><text:span text:style-name="Emphasis"><text:span text:style-name="T1">Program 4 – konstruktor klasy:</text:span></text:span></text:p>
      <text:p text:style-name="P6">#<text:span text:style-name="T4">include</text:span> <text:span text:style-name="T9">&lt;iostream&gt;</text:span></text:p>
      <text:p text:style-name="P8">#<text:span text:style-name="T4">include</text:span> <text:span text:style-name="T9">&lt;cstring&gt;</text:span></text:p>
      <text:p text:style-name="P8"><text:span text:style-name="T4">using</text:span> <text:span text:style-name="T4">namespace</text:span> <text:span text:style-name="T6">std</text:span><text:span text:style-name="T4">;</text:span></text:p>
      <text:p text:style-name="P11"/>
      <text:p text:style-name="P9">//Konstruktor klasy</text:p>
      <text:p text:style-name="P11"/>
      <text:p text:style-name="P8"><text:span text:style-name="T4">class</text:span> <text:span text:style-name="T6">pracownik</text:span> {</text:p>
      <text:p text:style-name="P10">public:</text:p>
      <text:p text:style-name="P7"><text:s text:c="4"/><text:span text:style-name="T7">pracownik</text:span><text:span text:style-name="T3">(</text:span><text:span text:style-name="T5">const</text:span><text:span text:style-name="T3"> </text:span><text:span text:style-name="T5">char</text:span><text:span text:style-name="T3"> *, </text:span><text:span text:style-name="T5">long</text:span><text:span text:style-name="T3">, </text:span><text:span text:style-name="T5">float</text:span><text:span text:style-name="T3">);</text:span></text:p>
      <text:p text:style-name="P7"><text:s text:c="4"/><text:span text:style-name="T5">void</text:span><text:span text:style-name="T3"> </text:span><text:span text:style-name="T7">inf_o_prac</text:span><text:span text:style-name="T3">(</text:span><text:span text:style-name="T5">void</text:span><text:span text:style-name="T3">);</text:span></text:p>
      <text:p text:style-name="P7"><text:s text:c="4"/><text:span text:style-name="T5">int</text:span><text:span text:style-name="T3"> </text:span><text:span text:style-name="T7">zmien_pensje</text:span><text:span text:style-name="T3">(</text:span><text:span text:style-name="T5">float</text:span><text:span text:style-name="T3">);</text:span></text:p>
      <text:p text:style-name="P7"><text:s text:c="4"/><text:span text:style-name="T5">long</text:span><text:span text:style-name="T3"> </text:span><text:span text:style-name="T7">podaj_id</text:span><text:span text:style-name="T3">(</text:span><text:span text:style-name="T5">void</text:span><text:span text:style-name="T3">);</text:span></text:p>
      <text:p text:style-name="P10">private:</text:p>
      <text:p text:style-name="P7"><text:s text:c="4"/><text:span text:style-name="T5">char</text:span><text:span text:style-name="T3"> imie_nazwisko[</text:span><text:span text:style-name="T11">64</text:span><text:span text:style-name="T3">];</text:span></text:p>
      <text:p text:style-name="P7"><text:s text:c="4"/><text:span text:style-name="T5">long</text:span><text:span text:style-name="T3"> ident_pracownika;</text:span></text:p>
      <text:p text:style-name="P7"><text:s text:c="4"/><text:span text:style-name="T5">float</text:span><text:span text:style-name="T3"> zarobki;</text:span></text:p>
      <text:p text:style-name="P7"><text:s text:c="4"/><text:span text:style-name="T3">};</text:span></text:p>
      <text:p text:style-name="P11"/>
      <text:p text:style-name="P8"><text:span text:style-name="T6">pracownik::pracownik</text:span>(<text:span text:style-name="T4">const</text:span> <text:span text:style-name="T4">char</text:span>* imie_nazwisko, <text:span text:style-name="T4">long</text:span> ident_prac, <text:span text:style-name="T4">float</text:span> zarobki) {</text:p>
      <text:p text:style-name="P7"><text:s text:c="4"/><text:span text:style-name="T11">strcpy</text:span><text:span text:style-name="T3"> (pracownik::imie_nazwisko, imie_nazwisko);</text:span></text:p>
      <text:p text:style-name="P7"><text:s text:c="4"/><text:span text:style-name="T3">pracownik::ident_pracownika = ident_prac;</text:span></text:p>
      <text:p text:style-name="P7"><text:s text:c="4"/><text:span text:style-name="T5">if</text:span><text:span text:style-name="T3"> (zarobki &lt; </text:span><text:span text:style-name="T11">15000</text:span><text:span text:style-name="T3">)</text:span></text:p>
      <text:p text:style-name="P7"><text:s text:c="4"/><text:span text:style-name="T3">pracownik::zarobki = zarobki;</text:span></text:p>
      <text:p text:style-name="P7"><text:s text:c="4"/><text:span text:style-name="T5">else</text:span></text:p>
      <text:p text:style-name="P7"><text:s text:c="8"/><text:span text:style-name="T3">pracownik::zarobki = </text:span><text:span text:style-name="T11">0.0</text:span><text:span text:style-name="T3">;</text:span></text:p>
      <text:p text:style-name="P8">}</text:p>
      <text:p text:style-name="P11"/>
      <text:p text:style-name="P8"><text:span text:style-name="T4">void</text:span> <text:span text:style-name="T6">pracownik::inf_o_prac</text:span>(<text:span text:style-name="T4">void</text:span>) {</text:p>
      <text:p text:style-name="P7"><text:s text:c="4"/><text:span text:style-name="T3">cout &lt;&lt; </text:span><text:span text:style-name="T10">"Imie i nazwisko: "</text:span><text:span text:style-name="T3"> &lt;&lt; imie_nazwisko &lt;&lt; endl;</text:span></text:p>
      <text:p text:style-name="P7"><text:s text:c="4"/><text:span text:style-name="T3">cout &lt;&lt; </text:span><text:span text:style-name="T10">"Identyfikator: "</text:span><text:span text:style-name="T3"> &lt;&lt; ident_pracownika &lt;&lt; endl;</text:span></text:p>
      <text:p text:style-name="P7"><text:s text:c="4"/><text:span text:style-name="T3">cout &lt;&lt; </text:span><text:span text:style-name="T10">"Zarobki: "</text:span><text:span text:style-name="T3"> &lt;&lt; zarobki &lt;&lt; endl;</text:span></text:p>
      <text:p text:style-name="P8">}</text:p>
      <text:p text:style-name="P11"/>
      <text:p text:style-name="P11"/>
      <text:p text:style-name="P8"><text:span text:style-name="T4">int</text:span> <text:span text:style-name="T6">main</text:span>(<text:span text:style-name="T4">void</text:span>) {</text:p>
      <text:p text:style-name="P11"/>
      <text:p text:style-name="P7"><text:s text:c="4"/><text:span text:style-name="T3">pracownik informatyk(</text:span><text:span text:style-name="T10">"Jan Kowalski"</text:span><text:span text:style-name="T3">, </text:span><text:span text:style-name="T11">101101</text:span><text:span text:style-name="T3">, </text:span><text:span text:style-name="T11">4000.0</text:span><text:span text:style-name="T3">);</text:span></text:p>
      <text:p text:style-name="P7"><text:soft-page-break/><text:s text:c="4"/><text:span text:style-name="T3">informatyk.</text:span><text:span text:style-name="T11">inf_o_prac</text:span><text:span text:style-name="T3">();</text:span></text:p>
      <text:p text:style-name="P8">}</text:p>
      <text:p text:style-name="P12"><text:span text:style-name="Emphasis"><text:span text:style-name="T1">Program 5 – destruktor klasy:</text:span></text:span></text:p>
      <text:p text:style-name="P6">#<text:span text:style-name="T4">include</text:span> <text:span text:style-name="T9">&lt;iostream&gt;</text:span></text:p>
      <text:p text:style-name="P8">#<text:span text:style-name="T4">include</text:span> <text:span text:style-name="T9">&lt;cstring&gt;</text:span></text:p>
      <text:p text:style-name="P8"><text:span text:style-name="T4">using</text:span> <text:span text:style-name="T4">namespace</text:span> <text:span text:style-name="T6">std</text:span><text:span text:style-name="T4">;</text:span></text:p>
      <text:p text:style-name="P11"/>
      <text:p text:style-name="P9">//Destruktor</text:p>
      <text:p text:style-name="P11"/>
      <text:p text:style-name="P8"><text:span text:style-name="T4">class</text:span> <text:span text:style-name="T6">pracownik</text:span> {</text:p>
      <text:p text:style-name="P10">public:</text:p>
      <text:p text:style-name="P7"><text:s text:c="4"/><text:span text:style-name="T7">pracownik</text:span><text:span text:style-name="T3">(</text:span><text:span text:style-name="T5">const</text:span><text:span text:style-name="T3"> </text:span><text:span text:style-name="T5">char</text:span><text:span text:style-name="T3"> *, </text:span><text:span text:style-name="T5">long</text:span><text:span text:style-name="T3">, </text:span><text:span text:style-name="T5">float</text:span><text:span text:style-name="T3">);</text:span></text:p>
      <text:p text:style-name="P7"><text:s text:c="4"/><text:span text:style-name="T7">~pracownik</text:span><text:span text:style-name="T3">(</text:span><text:span text:style-name="T5">void</text:span><text:span text:style-name="T3">);</text:span></text:p>
      <text:p text:style-name="P7"><text:s text:c="4"/><text:span text:style-name="T5">void</text:span><text:span text:style-name="T3"> </text:span><text:span text:style-name="T7">inf_o_prac</text:span><text:span text:style-name="T3">(</text:span><text:span text:style-name="T5">void</text:span><text:span text:style-name="T3">);</text:span></text:p>
      <text:p text:style-name="P7"><text:s text:c="4"/><text:span text:style-name="T5">int</text:span><text:span text:style-name="T3"> </text:span><text:span text:style-name="T7">zmien_pensje</text:span><text:span text:style-name="T3">(</text:span><text:span text:style-name="T5">float</text:span><text:span text:style-name="T3">);</text:span></text:p>
      <text:p text:style-name="P7"><text:s text:c="4"/><text:span text:style-name="T5">long</text:span><text:span text:style-name="T3"> </text:span><text:span text:style-name="T7">podaj_id</text:span><text:span text:style-name="T3">(</text:span><text:span text:style-name="T5">void</text:span><text:span text:style-name="T3">);</text:span></text:p>
      <text:p text:style-name="P10">private:</text:p>
      <text:p text:style-name="P7"><text:s text:c="4"/><text:span text:style-name="T5">char</text:span><text:span text:style-name="T3"> imie_nazwisko[</text:span><text:span text:style-name="T11">64</text:span><text:span text:style-name="T3">];</text:span></text:p>
      <text:p text:style-name="P7"><text:s text:c="4"/><text:span text:style-name="T5">long</text:span><text:span text:style-name="T3"> ident_pracownika;</text:span></text:p>
      <text:p text:style-name="P7"><text:s text:c="4"/><text:span text:style-name="T5">float</text:span><text:span text:style-name="T3"> zarobki;</text:span></text:p>
      <text:p text:style-name="P7"><text:s text:c="4"/><text:span text:style-name="T3">};</text:span></text:p>
      <text:p text:style-name="P11"/>
      <text:p text:style-name="P8"><text:span text:style-name="T6">pracownik::pracownik</text:span>(<text:span text:style-name="T4">const</text:span> <text:span text:style-name="T4">char</text:span>* imie_nazwisko, <text:span text:style-name="T4">long</text:span> ident_prac, <text:span text:style-name="T4">float</text:span> zarobki) {</text:p>
      <text:p text:style-name="P7"><text:s text:c="4"/><text:span text:style-name="T11">strcpy</text:span><text:span text:style-name="T3"> (pracownik::imie_nazwisko, imie_nazwisko);</text:span></text:p>
      <text:p text:style-name="P7"><text:s text:c="4"/><text:span text:style-name="T3">pracownik::ident_pracownika = ident_prac;</text:span></text:p>
      <text:p text:style-name="P7"><text:s text:c="4"/><text:span text:style-name="T5">if</text:span><text:span text:style-name="T3"> (zarobki &lt; </text:span><text:span text:style-name="T11">15000</text:span><text:span text:style-name="T3">)</text:span></text:p>
      <text:p text:style-name="P7"><text:s text:c="4"/><text:span text:style-name="T3">pracownik::zarobki = zarobki;</text:span></text:p>
      <text:p text:style-name="P7"><text:s text:c="4"/><text:span text:style-name="T5">else</text:span></text:p>
      <text:p text:style-name="P7"><text:s text:c="8"/><text:span text:style-name="T3">pracownik::zarobki = </text:span><text:span text:style-name="T11">0.0</text:span><text:span text:style-name="T3">;</text:span></text:p>
      <text:p text:style-name="P8">}</text:p>
      <text:p text:style-name="P11"/>
      <text:p text:style-name="P8"><text:span text:style-name="T6">pracownik::~pracownik</text:span>(<text:span text:style-name="T4">void</text:span>) {</text:p>
      <text:p text:style-name="P7"><text:s text:c="4"/><text:span text:style-name="T3">cout &lt;&lt; </text:span><text:span text:style-name="T10">"Usuwam obiekt: "</text:span><text:span text:style-name="T3"> &lt;&lt; imie_nazwisko &lt;&lt; endl;</text:span></text:p>
      <text:p text:style-name="P8">}</text:p>
      <text:p text:style-name="P11"/>
      <text:p text:style-name="P8"><text:span text:style-name="T4">void</text:span> <text:span text:style-name="T6">pracownik::inf_o_prac</text:span>(<text:span text:style-name="T4">void</text:span>) {</text:p>
      <text:p text:style-name="P7"><text:s text:c="4"/><text:span text:style-name="T3">cout &lt;&lt; </text:span><text:span text:style-name="T10">"Imie i nazwisko: "</text:span><text:span text:style-name="T3"> &lt;&lt; imie_nazwisko &lt;&lt; endl;</text:span></text:p>
      <text:p text:style-name="P7"><text:s text:c="4"/><text:span text:style-name="T3">cout &lt;&lt; </text:span><text:span text:style-name="T10">"Identyfikator: "</text:span><text:span text:style-name="T3"> &lt;&lt; ident_pracownika &lt;&lt; endl;</text:span></text:p>
      <text:p text:style-name="P7"><text:s text:c="4"/><text:span text:style-name="T3">cout &lt;&lt; </text:span><text:span text:style-name="T10">"Zarobki: "</text:span><text:span text:style-name="T3"> &lt;&lt; zarobki &lt;&lt; endl;</text:span></text:p>
      <text:p text:style-name="P8">}</text:p>
      <text:p text:style-name="P11"/>
      <text:p text:style-name="P8"><text:span text:style-name="T4">int</text:span> <text:span text:style-name="T6">main</text:span>(<text:span text:style-name="T4">void</text:span>) {</text:p>
      <text:p text:style-name="P11"><text:soft-page-break/></text:p>
      <text:p text:style-name="P7"><text:s text:c="4"/><text:span text:style-name="T3">pracownik informatyk(</text:span><text:span text:style-name="T10">"Jan Kowalski"</text:span><text:span text:style-name="T3">, </text:span><text:span text:style-name="T11">101101</text:span><text:span text:style-name="T3">, </text:span><text:span text:style-name="T11">4000.0</text:span><text:span text:style-name="T3">);</text:span></text:p>
      <text:p text:style-name="P7"><text:s text:c="4"/><text:span text:style-name="T3">informatyk.</text:span><text:span text:style-name="T11">inf_o_prac</text:span><text:span text:style-name="T3">();</text:span></text:p>
      <text:p text:style-name="P11"/>
      <text:p text:style-name="P8">}</text:p>
      <text:p text:style-name="P13">Programy obiektowe koncentrują się na obiektach i na operacjach na tych obiektach.</text:p>
      <text:h text:style-name="P3" text:outline-level="4"><text:bookmark text:name="user-content-zadania"/><text:span text:style-name="Strong_20_Emphasis"><text:span text:style-name="T2">Zadania:</text:span></text:span></text:h>
      <text:list xml:id="list3159932882" text:style-name="L2">
        <text:list-item>
          <text:p text:style-name="P15">Zapoznaj się z kodem i przeanalizuj załączone programy. Skompiluj je i zapoznaj się z wynikami ich działania. Powróć do analizy ich kodów.</text:p>
        </text:list-item>
        <text:list-item>
          <text:p text:style-name="P15">Spróbuj przepisać programy wg własnego projektu. Zacznij chociażby od wprowadzenia komentarzy i zmiany nazw zmiennych.</text:p>
        </text:list-item>
        <text:list-item>
          <text:p text:style-name="P15">Zastanów się nad możliwością rozbudowy programów. Zacznij chociażby od zwiększenia liczby obiektów na których działa program. Skompiluj program. Czy otrzymałeś wyniki analogiczne do wyników pierwotnego programu?</text:p>
        </text:list-item>
        <text:list-item>
          <text:p text:style-name="P15">Umieść programy w swoim repozytorium, zachowując konwencje nazw. Pamiętaj o komentarzach w kodzie programu! Nie mogą to być komentarze trywialne, ale merytoryczne.</text:p>
        </text:list-item>
      </text:list>
      <text:h text:style-name="P4" text:outline-level="4"><text:bookmark text:name="user-content-literatura"/>Literatura:</text:h>
      <text:list xml:id="list428970354" text:style-name="L3">
        <text:list-item>
          <text:p text:style-name="P16">Bjarne Stroustrup, „Język C++”, wydanie dowolne,</text:p>
        </text:list-item>
        <text:list-item>
          <text:p text:style-name="P16">Stanley B. Lippman, „Podstawy języka C++”, WNT, Warszawa,</text:p>
        </text:list-item>
        <text:list-item>
          <text:p text:style-name="P16">Kris Jamsa, „Wygraj z C++”, Wyd. Mikom, Warszawa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4T21:57:28.593000000</meta:creation-date>
    <dc:date>2020-11-14T22:16:25.187000000</dc:date>
    <meta:editing-duration>PT8M46S</meta:editing-duration>
    <meta:editing-cycles>1</meta:editing-cycles>
    <meta:document-statistic meta:table-count="0" meta:image-count="0" meta:object-count="0" meta:page-count="8" meta:paragraph-count="216" meta:word-count="1153" meta:character-count="9202" meta:non-whitespace-character-count="7738"/>
    <meta:generator>LibreOffice/6.4.4.2$Windows_X86_64 LibreOffice_project/3d775be2011f3886db32dfd395a6a6d1ca2630ff</meta:generator>
  </office:meta>
</office:document-meta>
</file>